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b36f"/>
    </style:style>
    <style:style style:name="P2" style:family="paragraph" style:parent-style-name="Standard">
      <style:text-properties officeooo:paragraph-rsid="0016d730"/>
    </style:style>
    <style:style style:name="P3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4" style:family="paragraph" style:parent-style-name="Standard">
      <style:text-properties style:use-window-font-color="true" style:font-name="Liberation Serif" fo:font-size="12pt" fo:font-weight="normal" officeooo:paragraph-rsid="001f3138" fo:background-color="transparent" style:font-weight-asian="normal" style:font-weight-complex="normal"/>
    </style:style>
    <style:style style:name="P5" style:family="paragraph" style:parent-style-name="Standard">
      <style:text-properties style:use-window-font-color="true" style:font-name="Liberation Serif" fo:font-size="12pt" fo:font-weight="bold" officeooo:paragraph-rsid="001f3138" fo:background-color="transparent" style:font-weight-asian="bold" style:font-weight-complex="bold"/>
    </style:style>
    <style:style style:name="P6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8" style:family="paragraph" style:parent-style-name="Standard">
      <style:text-properties style:use-window-font-color="true" style:font-name="Liberation Serif" fo:font-size="12pt" fo:font-weight="normal" officeooo:paragraph-rsid="001f3138" fo:background-color="transparent" style:font-weight-asian="normal" style:font-weight-complex="normal"/>
    </style:style>
    <style:style style:name="P9" style:family="paragraph" style:parent-style-name="Standard">
      <style:text-properties style:use-window-font-color="true" style:font-name="Liberation Serif" fo:font-size="12pt" fo:font-weight="bold" officeooo:paragraph-rsid="001f3138" fo:background-color="transparent" style:font-weight-asian="bold" style:font-weight-complex="bold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2efcc1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32d7ac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color="#2a6099" fo:font-style="normal" officeooo:rsid="001a9dbf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Softex: </text:span><text:span text:style-name="T6">Módulo 0</text:span><text:span text:style-name="T8">4</text:span><text:span text:style-name="T6"> - </text:span><text:span text:style-name="T5">Atividade 0</text:span><text:span text:style-name="T7">2</text:span></text:p>
      <text:p text:style-name="P6"/>
      <text:p text:style-name="P1">Crie uma classe de sua preferência com, no mínimo, uma variável, um método e um incremento. Depois, desenvolva três ou mais objetos para testar o código.</text:p>
      <text:p text:style-name="P7"/>
      <text:p text:style-name="P2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9">.</text:span></text:a></text:p>
      <text:p text:style-name="P3"/>
      <text:p text:style-name="P5">&lt;python&gt; </text:p>
      <text:p text:style-name="P5"/>
      <text:p text:style-name="P4">class Conta:</text:p>
      <text:p text:style-name="P4"><text:s text:c="4"/>def __init__(self, numero, titular, saldo, limite):</text:p>
      <text:p text:style-name="P4"><text:s text:c="8"/>self.numero = numero</text:p>
      <text:p text:style-name="P4"><text:s text:c="8"/>self.titular = titular</text:p>
      <text:p text:style-name="P4"><text:s text:c="8"/>self.saldo = saldo </text:p>
      <text:p text:style-name="P4"><text:s text:c="8"/>self.limite = limite</text:p>
      <text:p text:style-name="P4"/>
      <text:p text:style-name="P4"><text:s text:c="4"/>def deposita(self, valor):</text:p>
      <text:p text:style-name="P4"><text:s text:c="8"/>self.saldo += valor</text:p>
      <text:p text:style-name="P4"/>
      <text:p text:style-name="P4"><text:s text:c="4"/>def saca(self, valor):</text:p>
      <text:p text:style-name="P4"><text:s text:c="8"/>self.salfo -= valor </text:p>
      <text:p text:style-name="P4"/>
      <text:p text:style-name="P4"><text:s text:c="4"/>def extrato(self):</text:p>
      <text:p text:style-name="P4"><text:s text:c="8"/>print("numero: {}\nsaldo: {}".format(self.numero, self.saldo))</text:p>
      <text:p text:style-name="P4"/>
      <text:p text:style-name="P4">usuario1 = Conta('123-4', 'Maria', 250.0, 1000.0)</text:p>
      <text:p text:style-name="P4">usuario2 = Conta('235-7','José', 500.0, 1000.0)</text:p>
      <text:p text:style-name="P4">usuario3 = Conta('287-1','João', 200.0, 1000.0)</text:p>
      <text:p text:style-name="P4"/>
      <text:p text:style-name="P4">usuario1.extrato()</text:p>
      <text:p text:style-name="P4">usuario2.extrato()</text:p>
      <text:p text:style-name="P4">usuario3.extrato()</text:p>
      <text:p text:style-name="P4"><text:s/></text:p>
      <text:p text:style-name="P5">&lt;/python&gt;</text:p>
      <text:p text:style-name="P5"/>
      <text:p text:style-name="P4"><text:s/></text:p>
      <text:p text:style-name="P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8-11T16:12:06.837570063</dc:date>
    <meta:editing-duration>PT8H16M2S</meta:editing-duration>
    <meta:editing-cycles>32</meta:editing-cycles>
    <meta:generator>LibreOffice/6.4.7.2$Linux_X86_64 LibreOffice_project/40$Build-2</meta:generator>
    <meta:document-statistic meta:table-count="0" meta:image-count="0" meta:object-count="0" meta:page-count="1" meta:paragraph-count="26" meta:word-count="95" meta:character-count="816" meta:non-whitespace-character-count="666"/>
  </office:meta>
</office:document-meta>
</file>